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142" officeooo:paragraph-rsid="00125142"/>
    </style:style>
    <style:style style:name="P2" style:family="paragraph" style:parent-style-name="Standard">
      <style:text-properties officeooo:rsid="00135b14" officeooo:paragraph-rsid="00135b14"/>
    </style:style>
    <style:style style:name="P3" style:family="paragraph" style:parent-style-name="Standard">
      <style:text-properties fo:font-weight="bold" officeooo:rsid="00135b14" officeooo:paragraph-rsid="00135b14" style:font-weight-asian="bold" style:font-weight-complex="bold"/>
    </style:style>
    <style:style style:name="P4" style:family="paragraph" style:parent-style-name="Standard">
      <style:text-properties officeooo:rsid="00125142" officeooo:paragraph-rsid="00125142"/>
    </style:style>
    <style:style style:name="P5" style:family="paragraph" style:parent-style-name="Standard">
      <style:text-properties officeooo:rsid="00125142" officeooo:paragraph-rsid="0013d466"/>
    </style:style>
    <style:style style:name="P6" style:family="paragraph" style:parent-style-name="Standard">
      <style:text-properties officeooo:rsid="0013d466" officeooo:paragraph-rsid="0013d466"/>
    </style:style>
    <style:style style:name="P7" style:family="paragraph" style:parent-style-name="Standard">
      <style:text-properties officeooo:rsid="001438f9" officeooo:paragraph-rsid="001438f9"/>
    </style:style>
    <style:style style:name="P8" style:family="paragraph" style:parent-style-name="Standard">
      <style:text-properties officeooo:rsid="00135b14" officeooo:paragraph-rsid="00135b14"/>
    </style:style>
    <style:style style:name="T1" style:family="text">
      <style:text-properties officeooo:rsid="00135b14"/>
    </style:style>
    <style:style style:name="T2" style:family="text">
      <style:text-properties officeooo:rsid="0013d466"/>
    </style:style>
    <style:style style:name="T3" style:family="text">
      <style:text-properties officeooo:rsid="001438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çamento</text:p>
      <text:p text:style-name="P1"/>
      <text:p text:style-name="P1">Consulta de horários – 7 Pfs</text:p>
      <text:p text:style-name="P1">Agendamento – 10 Pfs</text:p>
      <text:p text:style-name="P1">Relatório de serviços – 15 Pfs</text:p>
      <text:p text:style-name="P1">APIs de pagamento – 30 Pfs</text:p>
      <text:p text:style-name="P1">Consulta e agendamento (user) – 30 Pfs</text:p>
      <text:p text:style-name="P1">8 telas – 40 Pfs</text:p>
      <text:p text:style-name="P1"/>
      <text:p text:style-name="P1">Total de Pfs = 142</text:p>
      <text:p text:style-name="P1"/>
      <text:p text:style-name="P1">Salário de Desenvolvedor Flutter //<text:tab/>~ R$ 4.000,00</text:p>
      <text:p text:style-name="P1"/>
      <text:p text:style-name="P1">4000/1<text:span text:style-name="T2">6</text:span>0 = <text:span text:style-name="T2">25,00 / h</text:span></text:p>
      <text:p text:style-name="P6">~ 1-2 PF/h</text:p>
      <text:p text:style-name="P1"/>
      <text:p text:style-name="P1">1 PF <text:tab/>-<text:tab/><text:span text:style-name="T2">25</text:span></text:p>
      <text:p text:style-name="P1">142 PF<text:tab/>-<text:tab/>X</text:p>
      <text:p text:style-name="P5">X = <text:span text:style-name="T2">3.550</text:span></text:p>
      <text:p text:style-name="P1">+ 20% <text:span text:style-name="T2">= 4.260</text:span></text:p>
      <text:p text:style-name="P1">+ custo variável de 500</text:p>
      <text:p text:style-name="P6">4.760</text:p>
      <text:p text:style-name="P1">+ custo de publicação e armazenamento 55<text:span text:style-name="T1">0</text:span></text:p>
      <text:p text:style-name="P7">5310</text:p>
      <text:p text:style-name="P2">+ custo de manutenção no tempo de garantia</text:p>
      <text:p text:style-name="P7">6.637,5</text:p>
      <text:p text:style-name="P2"/>
      <text:p text:style-name="P3">Total de R$ <text:span text:style-name="T3">6</text:span>.<text:span text:style-name="T3">637</text:span>,0<text:span text:style-name="T3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09:08:01.027170045</meta:creation-date>
    <meta:editing-duration>PT2M45S</meta:editing-duration>
    <meta:editing-cycles>3</meta:editing-cycles>
    <meta:generator>LibreOffice/5.3.6.1$Linux_X86_64 LibreOffice_project/30$Build-1</meta:generator>
    <dc:date>2019-12-11T09:21:41.253769455</dc:date>
    <meta:document-statistic meta:table-count="0" meta:image-count="0" meta:object-count="0" meta:page-count="1" meta:paragraph-count="22" meta:word-count="92" meta:character-count="448" meta:non-whitespace-character-count="371"/>
  </office:meta>
</office:document-meta>
</file>